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3.133cm" fo:min-width="0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2.725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10.74cm" fo:min-width="0cm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20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fo:language="es" fo:country="CR" fo:font-weight="bold" style:font-size-asian="18pt" style:language-asian="zxx" style:country-asian="none" style:font-size-complex="18pt" style:language-complex="zxx" style:country-complex="none"/>
    </style:style>
    <style:style style:name="T2" style:family="text">
      <style:text-properties fo:font-size="20pt" fo:language="en" fo:country="US" fo:font-weight="bold" style:font-size-asian="18pt" style:language-asian="zxx" style:country-asian="none" style:font-size-complex="18pt" style:language-complex="zxx" style:country-complex="none"/>
    </style:style>
    <style:style style:name="T3" style:family="text">
      <style:text-properties fo:color="#666666" fo:font-size="20pt" fo:language="en" fo:country="US" fo:font-weight="bold" style:font-size-asian="18pt" style:language-asian="zxx" style:country-asian="none" style:font-size-complex="18pt" style:language-complex="zxx" style:country-complex="none"/>
    </style:style>
    <style:style style:name="T4" style:family="text">
      <style:text-properties fo:color="#666666" fo:font-size="20pt" fo:language="es" fo:country="CR" fo:font-weight="bold" style:font-size-asian="18pt" style:language-asian="zxx" style:country-asian="none" style:font-size-complex="18pt" style:language-complex="zxx" style:country-complex="none"/>
    </style:style>
    <style:style style:name="T5" style:family="text">
      <style:text-properties fo:font-size="20pt" fo:language="zxx" fo:country="none" fo:font-weight="bold" style:font-size-asian="18pt" style:language-asian="zxx" style:country-asian="none" style:font-size-complex="18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6cm" svg:height="1.7cm" svg:x="2.5cm" svg:y="3.1cm">
          <draw:text-box>
            <text:p><text:span text:style-name="T1">animales</text:span><text:span text:style-name="T2">[0] </text:span><text:span text:style-name="T3">+ </text:span><text:span text:style-name="T4">animales</text:span><text:span text:style-name="T3">[2]</text:span></text:p>
          </draw:text-box>
        </draw:frame>
        <draw:custom-shape draw:style-name="gr2" draw:text-style-name="P2" draw:layer="layout" svg:width="0.559cm" svg:height="3.799cm" draw:transform="rotate (-1.58161736815726) translate (6.6cm 4.058cm)">
          <text:p/>
          <draw:enhanced-geometry svg:viewBox="0 0 21600 21600" draw:mirror-horizontal="tru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3" draw:text-style-name="P3" draw:layer="layout" svg:x1="4.9cm" svg:y1="4.6cm" svg:x2="4.9cm" svg:y2="5.8cm">
          <text:p/>
        </draw:line>
        <draw:frame draw:style-name="gr1" draw:text-style-name="P1" draw:layer="layout" svg:width="13.6cm" svg:height="1.7cm" svg:x="2.5cm" svg:y="6cm">
          <draw:text-box>
            <text:p><text:span text:style-name="T5">‘</text:span><text:span text:style-name="T5">oso perezoso’ + animales[2]</text:span></text:p>
          </draw:text-box>
        </draw:frame>
        <draw:custom-shape draw:style-name="gr4" draw:text-style-name="P2" draw:layer="layout" svg:width="0.59cm" svg:height="3.353cm" draw:transform="rotate (-1.58161736815726) translate (11.997cm 6.961cm)">
          <text:p/>
          <draw:enhanced-geometry svg:viewBox="0 0 21600 21600" draw:mirror-horizontal="tru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3" draw:text-style-name="P3" draw:layer="layout" svg:x1="10.446cm" svg:y1="7.557cm" svg:x2="10.446cm" svg:y2="8.825cm">
          <text:p/>
        </draw:line>
        <draw:frame draw:style-name="gr1" draw:text-style-name="P1" draw:layer="layout" svg:width="13.6cm" svg:height="1.7cm" svg:x="2.5cm" svg:y="8.7cm">
          <draw:text-box>
            <text:p text:style-name="P4"><text:span text:style-name="T5">‘</text:span><text:span text:style-name="T5">oso perezoso’ + ‘venado cola blanca'</text:span></text:p>
          </draw:text-box>
        </draw:frame>
        <draw:custom-shape draw:style-name="gr5" draw:text-style-name="P2" draw:layer="layout" svg:width="0.559cm" svg:height="12.098cm" draw:transform="rotate (-1.58161736815726) translate (15.098cm 9.685cm)">
          <text:p/>
          <draw:enhanced-geometry svg:viewBox="0 0 21600 21600" draw:mirror-horizontal="tru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3" draw:text-style-name="P3" draw:layer="layout" svg:x1="7.998cm" svg:y1="10.174cm" svg:x2="7.998cm" svg:y2="11.374cm">
          <text:p/>
        </draw:line>
        <draw:frame draw:style-name="gr1" draw:text-style-name="P1" draw:layer="layout" svg:width="13.6cm" svg:height="1.7cm" svg:x="2.5cm" svg:y="11.4cm">
          <draw:text-box>
            <text:p text:style-name="P4"><text:span text:style-name="T5">‘</text:span><text:span text:style-name="T5">oso perezosovenado cola blanca'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3-29T10:56:56.887731965</meta:creation-date>
    <dc:date>2020-04-02T19:23:39.881874266</dc:date>
    <meta:editing-duration>PT6M7S</meta:editing-duration>
    <meta:editing-cycles>4</meta:editing-cycles>
    <meta:generator>LibreOffice/6.4.2.2$Linux_X86_64 LibreOffice_project/40$Build-2</meta:generator>
    <meta:document-statistic meta:object-count="10"/>
  </office:meta>
</office:document-meta>
</file>